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Numerator_Log10</text:p>
          </table:table-cell>
          <table:table-cell office:value-type="string" calcext:value-type="string">
            <text:p>Denominator_Log10</text:p>
          </table:table-cell>
          <table:table-cell office:value-type="string" calcext:value-type="string">
            <text:p>Total_Log10</text:p>
          </table:table-cell>
          <table:table-cell/>
        </table:table-row>
        <table:table-row table:style-name="ro1">
          <table:table-cell office:value-type="string" calcext:value-type="string">
            <text:p>Arbitrary Unit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 MC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ment Activity Equivalents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ment Hemolytic 50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ntration in powers of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ie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grees Celsi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SA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hrlich Units per dec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mtoli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s per 100 milliliters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rams per deciliter</text:p>
          </table:table-cell>
        </table:table-row>
        <table:table-row table:style-name="ro1">
          <table:table-cell office:value-type="string" calcext:value-type="string">
            <text:p>Grams per 24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s per decilite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G phospholipid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M phospholipid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Units per dec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Unit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Unit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Units per milliliter in powers of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odal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equivalents per liter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grams per 100 milliliters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icrograms per deciliter</text:p>
          </table:table-cell>
        </table:table-row>
        <table:table-row table:style-name="ro1">
          <table:table-cell office:value-type="string" calcext:value-type="string">
            <text:p>Micrograms per 24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grams per deciliter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grams per gram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grams per liter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grams per milliliter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grams per milliliter of fibrinogen equivalent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grams per 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international Units per milliliter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li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mole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moles per m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unit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equivalent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grams per 100 milliliters</text:p>
          </table:table-cell>
          <table:table-cell table:number-columns-repeated="3"/>
          <table:table-cell office:value-type="string" calcext:value-type="string">
            <text:p>Milligrams per deciliter</text:p>
          </table:table-cell>
        </table:table-row>
        <table:table-row table:style-name="ro1">
          <table:table-cell office:value-type="string" calcext:value-type="string">
            <text:p>Milligrams per 24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grams per dec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grams per 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gram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grams per milli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international Unit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li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liters per dec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liters per 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meters of mercu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meters per h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moles per 24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mole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ons per cubic milli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ons per micro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osmoles per kilo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grams per 100 millili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grams per dec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grams per deciliter per h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gram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mole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mole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100 white blood 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cubic milli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micro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millimeter cu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ogr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ograms per dec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ogram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ogyi un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usands per cubic milli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usands per micro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yroid Stimulating Immunoglobulin ind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s per 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s per milli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/min/1.73m²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30T14:09:32.844861720</dc:date>
    <meta:editing-duration>PT4M32S</meta:editing-duration>
    <meta:editing-cycles>1</meta:editing-cycles>
    <meta:document-statistic meta:table-count="1" meta:cell-count="110" meta:object-count="0"/>
    <meta:generator>LibreOffice/7.3.7.2$Linux_X86_64 LibreOffice_project/30$Build-2</meta:generator>
  </office:meta>
</office:document-meta>
</file>